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200000070E387CA2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 Black" svg:font-family="'Arial Black'" style:font-adornments="Gra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2" style:family="paragraph" style:parent-style-name="Texte_20_brut" style:master-page-name="Standard">
      <style:paragraph-properties style:page-number="auto"/>
    </style:style>
    <style:style style:name="P13" style:family="paragraph" style:parent-style-name="Heading_20_2"/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h text:style-name="Heading_20_2" text:outline-level="2">NATIVE C INTERFACE</text:h>
      <text:p text:style-name="Standard"/>
      <text:p text:style-name="Standard">Native function format for a sublage function named `<text:span text:style-name="T3">call`</text:span> : void native_<text:span text:style-name="T3">call</text:span> (VmContext *vc)</text:p>
      <text:p text:style-name="Standard"/>
      <text:p text:style-name="Standard">Sublage VM API :</text:p>
      <text:p text:style-name="Standard"/>
      <text:p text:style-name="Standard">Stack* vmContextGetStack(VmContext *vc);</text:p>
      <text:p text:style-name="Standard">vmContextPop(VmContext *vc);</text:p>
      <text:p text:style-name="Standard">StackObject* vmContextPopOpcode(VmContext *vc, uint8_t opcode);</text:p>
      <text:p text:style-name="Standard">vmContextPush(VmContext *vc, StackObject *operand);</text:p>
      <text:p text:style-name="Standard"/>
      <text:p text:style-name="Standard">vmContextSetError(VmContext *vc, VmErrorCode error);</text:p>
      <text:p text:style-name="Standard">const char* vmContextGetErrorMessage(VmContext *vc);</text:p>
      <text:p text:style-name="Standard"/>
      <text:p text:style-name="Standard">char *vmContextGetString(VmContext *vc, const StackObject *so);</text:p>
      <text:p text:style-name="Standard">LinkedList *vmContextGetArray(VmContext *vc, const StackObject *so);</text:p>
      <text:p text:style-name="Standard"/>
      <text:p text:style-name="Standard"/>
      <text:p text:style-name="Standard">VmErrorCode :</text:p>
      <text:p text:style-name="Standard"><text:s text:c="4"/>VM_NOERROR</text:p>
      <text:p text:style-name="Standard"><text:s text:c="4"/>VM_ERROR_LOADINGBINEXEC</text:p>
      <text:p text:style-name="Standard"><text:s text:c="4"/>VM_ERROR_LOADINGIMPORT</text:p>
      <text:p text:style-name="Standard"><text:s text:c="4"/>VM_ERROR_NORUNFUNCTION</text:p>
      <text:p text:style-name="Standard"><text:s text:c="4"/>VM_ERROR_UNKNOWNOPCODE</text:p>
      <text:p text:style-name="Standard"><text:s text:c="4"/>VM_ERROR_LINKINGEXTERNALFUNCTION</text:p>
      <text:p text:style-name="Standard"><text:s text:c="4"/>VM_ERROR_EMPTYSTACK</text:p>
      <text:p text:style-name="Standard"><text:s text:c="4"/>VM_ERROR_INVALIDOPERANDTYPE</text:p>
      <text:p text:style-name="Standard"><text:s text:c="4"/>VM_ERROR_LINKINGNATIVEFUNCTION</text:p>
      <text:p text:style-name="Standard"><text:s text:c="4"/>VM_ERROR_INVALIDINTERNAL</text:p>
      <text:p text:style-name="Standard"><text:s text:c="4"/>VM_ERROR_NATIVE_ERROR</text:p>
      <text:p text:style-name="Standard"><text:s text:c="4"/>VM_ERROR_INVALIDOPERA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 Black" svg:font-family="'Arial Black'" style:font-adornments="Gra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style:text-autospace="none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text-transform="uppercase" style:font-name="Arial Black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variant="small-caps" fo:font-size="16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brut" style:display-name="Texte brut" style:family="paragraph" style:parent-style-name="Standard">
      <style:paragraph-properties fo:text-align="justify" style:justify-single-word="false"/>
      <style:text-properties style:font-name="Courier New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57cm" fo:margin-left="-0.028cm" table:align="left" style:writing-mode="lr-tb"/>
    </style:style>
    <style:style style:name="Tableau2.A" style:family="table-column">
      <style:table-column-properties style:column-width="14.254cm"/>
    </style:style>
    <style:style style:name="Tableau2.B" style:family="table-column">
      <style:table-column-properties style:column-width="2.803cm"/>
    </style:style>
    <style:style style:name="Tableau2.1" style:family="table-row">
      <style:table-row-properties style:min-row-height="1.524cm" style:keep-together="false" fo:keep-together="always"/>
    </style:style>
    <style:style style:name="Tableau2.A1" style:family="table-cell">
      <style:table-cell-properties style:vertical-align="top" fo:padding-left="0.125cm" fo:padding-right="0.125cm" fo:padding-top="0cm" fo:padding-bottom="0cm" fo:border-left="1pt solid #000000" fo:border-right="none" fo:border-top="1pt solid #000000" fo:border-bottom="1pt solid #000000" style:writing-mode="lr-tb"/>
    </style:style>
    <style:style style:name="Tableau2.B1" style:family="table-cell">
      <style:table-cell-properties style:vertical-align="top" fo:padding-left="0.125cm" fo:padding-right="0.125cm" fo:padding-top="0cm" fo:padding-bottom="0cm" fo:border-left="1pt solid #000000" fo:border-right="1pt solid #000000" fo:border-top="1pt solid #000000" fo:border-bottom="none" style:writing-mode="lr-tb"/>
    </style:style>
    <style:style style:name="Tableau2.B2" style:family="table-cell">
      <style:table-cell-properties style:vertical-align="top" fo:padding-left="0.125cm" fo:padding-right="0.125cm" fo:padding-top="0cm" fo:padding-bottom="0cm" fo:border="1pt solid #000000" style:writing-mode="lr-tb"/>
    </style:style>
    <style:style style:name="Tableau3" style:family="table">
      <style:table-properties style:width="17.057cm" fo:margin-left="-0.028cm" table:align="left" style:writing-mode="lr-tb"/>
    </style:style>
    <style:style style:name="Tableau3.A" style:family="table-column">
      <style:table-column-properties style:column-width="4.253cm"/>
    </style:style>
    <style:style style:name="Tableau3.B" style:family="table-column">
      <style:table-column-properties style:column-width="12.804cm"/>
    </style:style>
    <style:style style:name="Tableau3.1" style:family="table-row">
      <style:table-row-properties style:keep-together="false" fo:keep-together="always"/>
    </style:style>
    <style:style style:name="Tableau3.A1" style:family="table-cell">
      <style:table-cell-properties style:vertical-align="top" fo:padding-left="0.125cm" fo:padding-right="0.125cm" fo:padding-top="0cm" fo:padding-bottom="0cm" fo:border-left="1pt solid #000000" fo:border-right="none" fo:border-top="1pt solid #000000" fo:border-bottom="1pt solid #000000" style:writing-mode="lr-tb"/>
    </style:style>
    <style:style style:name="Tableau3.B1.1" style:family="table-column">
      <style:table-column-properties style:column-width="10.001cm"/>
    </style:style>
    <style:style style:name="Tableau3.B1.2" style:family="table-column">
      <style:table-column-properties style:column-width="2.803cm"/>
    </style:style>
    <style:style style:name="Tableau3.B1.1" style:family="table-row">
      <style:table-row-properties style:min-row-height="1.524cm" style:keep-together="false" fo:keep-together="always"/>
    </style:style>
    <style:style style:name="Tableau3.B1.2.1" style:family="table-cell">
      <style:table-cell-properties style:vertical-align="top" fo:padding-left="0.125cm" fo:padding-right="0.125cm" fo:padding-top="0cm" fo:padding-bottom="0cm" fo:border-left="1pt solid #000000" fo:border-right="1pt solid #000000" fo:border-top="1pt solid #000000" fo:border-bottom="none" style:writing-mode="lr-tb"/>
    </style:style>
    <style:style style:name="Tableau3.B1.2.2" style:family="table-cell">
      <style:table-cell-properties style:vertical-align="top" fo:padding-left="0.125cm" fo:padding-right="0.125cm" fo:padding-top="0cm" fo:padding-bottom="0cm" fo:border="1pt solid #000000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M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MP9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MP10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MP1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2pt" fo:font-weight="bold" style:font-size-asian="12pt" style:font-weight-asian="bold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.501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/>
              <text:p text:style-name="Standard">Sublage</text:p>
            </table:table-cell>
            <table:table-cell table:style-name="Tableau2.B1" office:value-type="string">
              <text:p text:style-name="MP2"/>
              <text:p text:style-name="MP3"><text:span text:style-name="MT1">Page </text:span><text:span text:style-name="MT1"><text:page-number text:select-page="current">1</text:page-number></text:span><text:span text:style-name="MT1"> / </text:span><text:span text:style-name="MT1"><text:page-count style:num-format="1">1</text:page-count></text:span></text:p>
            </table:table-cell>
          </table:table-row>
          <table:table-row table:style-name="Tableau2.1">
            <table:table-cell table:style-name="Tableau2.A1" office:value-type="string">
              <text:p text:style-name="MP4"/>
              <text:p text:style-name="Standard">NATIVE C INTERFACE</text:p>
            </table:table-cell>
            <table:table-cell table:style-name="Tableau2.B2" office:value-type="string">
              <text:p text:style-name="MP2"/>
              <text:p text:style-name="MP5"><text:date style:data-style-name="N37" text:date-value="2012-04-17T14:31:41.98" text:fixed="true">17/04/12</text:date></text:p>
              <text:p text:style-name="MP5">version <text:editing-cycles>30</text:editing-cycles></text:p>
            </table:table-cell>
          </table:table-row>
        </table:table>
        <text:p text:style-name="Header"/>
      </style:header>
    </style:master-page>
    <style:master-page style:name="Conversion_20_1" style:display-name="Conversion 1" style:page-layout-name="Mpm2">
      <style:header>
        <text:p text:style-name="Standard"/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MP6"/>
              <text:p text:style-name="MP7"/>
              <text:p text:style-name="MP7"><draw:frame draw:style-name="Mfr1" draw:name="Image2" text:anchor-type="as-char" svg:width="3.976cm" svg:height="1.106cm" draw:z-index="0"><draw:image xlink:href="Pictures/100000000000019200000070E387CA25.png" xlink:type="simple" xlink:show="embed" xlink:actuate="onLoad"/></draw:frame> <text:s/></text:p>
            </table:table-cell>
            <table:table-cell>
              <table:table table:is-sub-table="true">
                <table:table-column table:style-name="Tableau3.B1.1"/>
                <table:table-column table:style-name="Tableau3.B1.2"/>
                <table:table-row table:style-name="Tableau3.B1.1">
                  <table:table-cell table:style-name="Tableau3.A1" office:value-type="string">
                    <text:p text:style-name="MP1"/>
                    <text:h text:style-name="Heading_20_2" text:outline-level="2">PROJET XX </text:h>
                  </table:table-cell>
                  <table:table-cell table:style-name="Tableau3.B1.2.1" office:value-type="string">
                    <text:p text:style-name="MP8"/>
                    <text:p text:style-name="MP7"><text:span text:style-name="MT2">Page </text:span><text:span text:style-name="MT2"><text:page-number text:select-page="current">1</text:page-number></text:span><text:span text:style-name="MT2"> / </text:span><text:span text:style-name="MT2"><text:page-count style:num-format="1">1</text:page-count></text:span></text:p>
                  </table:table-cell>
                </table:table-row>
                <table:table-row table:style-name="Tableau3.B1.1">
                  <table:table-cell table:style-name="Tableau3.A1" office:value-type="string">
                    <text:p text:style-name="MP4"/>
                    <text:p text:style-name="MP9">COMPTE-RENDU DE REUNION N° X</text:p>
                  </table:table-cell>
                  <table:table-cell table:style-name="Tableau3.B1.2.2" office:value-type="string">
                    <text:p text:style-name="MP10"/>
                    <text:p text:style-name="MP11">18/11/02</text:p>
                  </table:table-cell>
                </table:table-row>
              </table:table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8-02-22T13:29:40</meta:creation-date>
    <dc:date>2013-05-05T11:23:14</dc:date>
    <meta:editing-cycles>30</meta:editing-cycles>
    <meta:editing-duration>PT2H30M51S</meta:editing-duration>
    <meta:document-statistic meta:table-count="2" meta:image-count="1" meta:object-count="0" meta:page-count="1" meta:paragraph-count="34" meta:word-count="91" meta:character-count="992" meta:non-whitespace-character-count="880"/>
    <meta:user-defined meta:name="Info 1"/>
    <meta:user-defined meta:name="Info 2"/>
    <meta:user-defined meta:name="Info 3"/>
    <meta:user-defined meta:name="Info 4"/>
  </office:meta>
</office:document-meta>
</file>